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37d42" officeooo:paragraph-rsid="00537d4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47d77b" officeooo:paragraph-rsid="0051b634"/>
    </style:style>
    <style:style style:name="P3" style:family="paragraph" style:parent-style-name="Standard">
      <style:paragraph-properties fo:text-align="justify" style:justify-single-word="false"/>
      <style:text-properties officeooo:rsid="00537d42" officeooo:paragraph-rsid="00537d42"/>
    </style:style>
    <style:style style:name="T1" style:family="text">
      <style:text-properties officeooo:rsid="00537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LOCK ENCRYPTED SSD</text:p>
      <text:p text:style-name="P2"><text:tab/><text:span text:style-name="T1">Some devices vendors provides BIOS configuration with conjuction of hard drive encryption. After any change in hardware device hangs. For reinstalling Operating System one must unlock SSD via erasing.<text:line-break/>1) disconnect SSD from f.e. laptop,</text:span></text:p>
      <text:p text:style-name="P3">2) configure f.e. PC in BIOS for SATA AHCI + HOTPLUG enable</text:p>
      <text:p text:style-name="P3">3) connect SSD to PC</text:p>
      <text:p text:style-name="P3">4) overwrite disk configuration (double check disk number):</text:p>
      <text:p text:style-name="P3"><text:tab/>#sudo mkdosfs -F32 -I /dev/sd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8.87mm" fo:margin-right="5.8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20-12-18T17:05:19.528209568</dc:date>
    <meta:editing-duration>PT11H17M54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8" meta:character-count="426" meta:non-whitespace-character-count="362"/>
  </office:meta>
</office:document-meta>
</file>